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EAF4CF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9cm, 28.801cm, 10.12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9.05cm" svg:x="2.27cm" svg:y="1.635cm">
          <draw:image xlink:href="Pictures/100000000000050000000400EAF4CF9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4-17T14:11:35</meta:creation-date>
    <dc:date>2013-04-17T14:12:17</dc:date>
    <meta:editing-duration>PT00H00M43S</meta:editing-duration>
    <meta:editing-cycles>1</meta:editing-cycles>
    <meta:document-statistic meta:object-count="1"/>
    <meta:generator>OpenOffice.org/3.2$Linux OpenOffice.org_project/320m19$Build-9505</meta:generator>
  </office:meta>
</office:document-meta>
</file>